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in" fo:margin-right="0in" fo:text-indent="0in" style:auto-text-indent="false"/>
    </style:style>
    <style:style style:name="P3" style:family="paragraph" style:parent-style-name="Title">
      <style:text-properties officeooo:paragraph-rsid="000aa8e2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P54" style:family="paragraph" style:parent-style-name="Text_20_body" style:list-style-name="L51"/>
    <style:style style:name="P55" style:family="paragraph" style:parent-style-name="Text_20_body" style:list-style-name="L52"/>
    <style:style style:name="P56" style:family="paragraph" style:parent-style-name="Text_20_body" style:list-style-name="L53"/>
    <style:style style:name="P57" style:family="paragraph" style:parent-style-name="Text_20_body" style:list-style-name="L54"/>
    <style:style style:name="P58" style:family="paragraph" style:parent-style-name="Text_20_body" style:list-style-name="L55"/>
    <style:style style:name="P59" style:family="paragraph" style:parent-style-name="Text_20_body" style:list-style-name="L56"/>
    <style:style style:name="P60" style:family="paragraph" style:parent-style-name="Text_20_body" style:list-style-name="L57"/>
    <style:style style:name="P61" style:family="paragraph" style:parent-style-name="Text_20_body" style:list-style-name="L58"/>
    <style:style style:name="P62" style:family="paragraph" style:parent-style-name="Text_20_body" style:list-style-name="L59"/>
    <style:style style:name="P63" style:family="paragraph" style:parent-style-name="Text_20_body" style:list-style-name="L60"/>
    <style:style style:name="P64" style:family="paragraph" style:parent-style-name="Text_20_body" style:list-style-name="L61"/>
    <style:style style:name="P65" style:family="paragraph" style:parent-style-name="Text_20_body" style:list-style-name="L62"/>
    <style:style style:name="P66" style:family="paragraph" style:parent-style-name="Text_20_body" style:list-style-name="L63"/>
    <style:style style:name="P67" style:family="paragraph" style:parent-style-name="Text_20_body" style:list-style-name="L64"/>
    <style:style style:name="P68" style:family="paragraph" style:parent-style-name="Text_20_body" style:list-style-name="L65"/>
    <style:style style:name="P69" style:family="paragraph" style:parent-style-name="Text_20_body" style:list-style-name="L66"/>
    <style:style style:name="P70" style:family="paragraph" style:parent-style-name="Text_20_body" style:list-style-name="L67"/>
    <style:style style:name="P71" style:family="paragraph" style:parent-style-name="Text_20_body" style:list-style-name="L68"/>
    <style:style style:name="P72" style:family="paragraph" style:parent-style-name="Text_20_body" style:list-style-name="L69"/>
    <style:style style:name="P73" style:family="paragraph" style:parent-style-name="Text_20_body" style:list-style-name="L70"/>
    <style:style style:name="T1" style:family="text">
      <style:text-properties officeooo:rsid="000aa8e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ckYak</text:p>
      <text:p text:style-name="Subtitle">User Guide<text:tab/></text:p>
      <text:h text:style-name="Heading_20_1" text:outline-level="1">Track View</text:h>
      <text:p text:style-name="Text_20_body">The Track View is your main interface for browsing, managing, and interacting with your music library. It displays all tracks in a searchable, sortable table with various customization options.</text:p>
      <text:h text:style-name="Heading_20_2" text:outline-level="2">Key Features</text:h>
      <text:h text:style-name="Heading_20_3" text:outline-level="3">1. <text:span text:style-name="Strong_20_Emphasis">Table Display</text:span></text:h>
      <text:list text:style-name="L1">
        <text:list-item>
          <text:p text:style-name="P4">Shows all tracks from your music library</text:p>
        </text:list-item>
        <text:list-item>
          <text:p text:style-name="P4">Sortable by clicking column headers</text:p>
        </text:list-item>
      </text:list>
      <text:h text:style-name="Heading_20_3" text:outline-level="3">2. <text:span text:style-name="Strong_20_Emphasis">Column Management</text:span></text:h>
      <text:list text:style-name="L2">
        <text:list-item>
          <text:p text:style-name="P5">Columns are grouped by category (General, Technical, etc.)</text:p>
        </text:list-item>
        <text:list-item>
          <text:p text:style-name="P5">Click "Toggle Columns" button to show/hide specific columns</text:p>
          <text:list>
            <text:list-item>
              <text:p text:style-name="P5">Columns in "Technical" category are hidden by default</text:p>
            </text:list-item>
          </text:list>
        </text:list-item>
      </text:list>
      <text:h text:style-name="Heading_20_3" text:outline-level="3">3. <text:span text:style-name="Strong_20_Emphasis">Search Functionality</text:span></text:h>
      <text:list text:style-name="L3">
        <text:list-item>
          <text:p text:style-name="P6">Type in the search bar to filter tracks</text:p>
        </text:list-item>
        <text:list-item>
          <text:p text:style-name="P6">Searches across ALL columns (artist name, album, title, etc.)</text:p>
        </text:list-item>
        <text:list-item>
          <text:p text:style-name="P6">Case-insensitive searching</text:p>
        </text:list-item>
        <text:list-item>
          <text:p text:style-name="P6">Real-time filtering as you type</text:p>
        </text:list-item>
      </text:list>
      <text:h text:style-name="Heading_20_3" text:outline-level="3">4. <text:span text:style-name="Strong_20_Emphasis">Track Selection &amp; Actions</text:span></text:h>
      <text:list text:style-name="L4">
        <text:list-item>
          <text:p text:style-name="P7"><text:span text:style-name="Strong_20_Emphasis">Single Click</text:span>: Select a track</text:p>
        </text:list-item>
        <text:list-item>
          <text:p text:style-name="P7"><text:span text:style-name="Strong_20_Emphasis">Ctrl+Click / Shift+Click</text:span>: Select multiple tracks</text:p>
        </text:list-item>
        <text:list-item>
          <text:p text:style-name="P7"><text:span text:style-name="Strong_20_Emphasis">Double Click</text:span>: Play the selected track immediately</text:p>
        </text:list-item>
        <text:list-item>
          <text:p text:style-name="P7"><text:span text:style-name="Strong_20_Emphasis">Delete Key</text:span>: Delete selected track(s) from database or disk</text:p>
        </text:list-item>
      </text:list>
      <text:h text:style-name="Heading_20_2" text:outline-level="2">Drag &amp; Drop Support</text:h>
      <text:list text:style-name="L5">
        <text:list-item>
          <text:p text:style-name="P8">Select multiple tracks and drag them to playlist areas</text:p>
        </text:list-item>
        <text:list-item>
          <text:p text:style-name="P8">Visual feedback shows number of tracks being dragged</text:p>
        </text:list-item>
      </text:list>
      <text:h text:style-name="Heading_20_2" text:outline-level="2"><text:soft-page-break/>Track Editing</text:h>
      <text:h text:style-name="Heading_20_3" text:outline-level="3">Single Track Edit:Influence Graph View User Guide</text:h>
      <text:h text:style-name="Heading_20_2" text:outline-level="2">Overview</text:h>
      <text:p text:style-name="Text_20_body">The Influence Graph View is an interactive visualization tool that displays relationships between artists using a force-directed graph layout. It helps users understand influence networks, identify key influencers, and explore connections within the artistic community.</text:p>
      <text:h text:style-name="Heading_20_2" text:outline-level="2">Key Features</text:h>
      <text:h text:style-name="Heading_20_3" text:outline-level="3">1. <text:span text:style-name="Strong_20_Emphasis">Graph Visualization</text:span></text:h>
      <text:list text:style-name="L6">
        <text:list-item>
          <text:p text:style-name="P9"><text:span text:style-name="Strong_20_Emphasis">Force-Directed Layout</text:span>: Nodes automatically arrange themselves based on:</text:p>
          <text:list>
            <text:list-item>
              <text:p text:style-name="P9">Repulsion between nodes (keeps them separated)</text:p>
            </text:list-item>
            <text:list-item>
              <text:p text:style-name="P9">Attraction along edges (pulls connected nodes together)</text:p>
            </text:list-item>
            <text:list-item>
              <text:p text:style-name="P9">Community clustering (groups related artists)</text:p>
            </text:list-item>
          </text:list>
        </text:list-item>
        <text:list-item>
          <text:p text:style-name="P9"><text:span text:style-name="Strong_20_Emphasis">Directional Arrows</text:span>: Shows influence direction (influencer → influenced)</text:p>
        </text:list-item>
        <text:list-item>
          <text:p text:style-name="P9"><text:span text:style-name="Strong_20_Emphasis">Node Sizing</text:span>: Larger nodes represent more influential artists</text:p>
        </text:list-item>
        <text:list-item>
          <text:p text:style-name="P9"><text:span text:style-name="Strong_20_Emphasis">Color Coding</text:span>: Nodes are grouped by detected communities (Louvain algorithm)</text:p>
        </text:list-item>
      </text:list>
      <text:h text:style-name="Heading_20_3" text:outline-level="3">2. <text:span text:style-name="Strong_20_Emphasis">Navigation Controls</text:span></text:h>
      <text:list text:style-name="L7">
        <text:list-item>
          <text:p text:style-name="P10"><text:span text:style-name="Strong_20_Emphasis">Zoom</text:span>: Use mouse wheel to zoom in/out</text:p>
        </text:list-item>
        <text:list-item>
          <text:p text:style-name="P10"><text:span text:style-name="Strong_20_Emphasis">Pan</text:span>: Click and drag to move around the canvas</text:p>
        </text:list-item>
        <text:list-item>
          <text:p text:style-name="P10"><text:span text:style-name="Strong_20_Emphasis">Infinite Canvas</text:span>: No boundaries - explore freely</text:p>
        </text:list-item>
        <text:list-item>
          <text:p text:style-name="P10"><text:span text:style-name="Strong_20_Emphasis">Auto-Settle</text:span>: Graph automatically stabilizes when movement stops</text:p>
        </text:list-item>
      </text:list>
      <text:h text:style-name="Heading_20_3" text:outline-level="3">3. <text:span text:style-name="Strong_20_Emphasis">Interactive Elements</text:span></text:h>
      <text:list text:style-name="L8">
        <text:list-item>
          <text:p text:style-name="P11"><text:span text:style-name="Strong_20_Emphasis">Artist Nodes</text:span>: Click to select (functionality may be implemented elsewhere)</text:p>
        </text:list-item>
        <text:list-item>
          <text:p text:style-name="P11"><text:span text:style-name="Strong_20_Emphasis">Hover Effects</text:span>: Visual feedback on nodes and edges</text:p>
        </text:list-item>
        <text:list-item>
          <text:p text:style-name="P11"><text:span text:style-name="Strong_20_Emphasis">Dynamic Updates</text:span>: Graph updates in real-time when adding/removing relationships</text:p>
        </text:list-item>
      </text:list>
      <text:h text:style-name="Heading_20_2" text:outline-level="2">Interface Components</text:h>
      <text:h text:style-name="Heading_20_3" text:outline-level="3">Main Controls (Top Section)</text:h>
      <text:list text:style-name="L9">
        <text:list-item>
          <text:p text:style-name="P12"><text:span text:style-name="Strong_20_Emphasis">Refresh Graph Button</text:span>: Recalculates and redraws the entire graph</text:p>
        </text:list-item>
        <text:list-item>
          <text:p text:style-name="P12"><text:span text:style-name="Strong_20_Emphasis">Add Influence Button</text:span>: Opens dialog to create new influence relationships</text:p>
        </text:list-item>
        <text:list-item>
          <text:p text:style-name="P12"><text:soft-page-break/><text:span text:style-name="Strong_20_Emphasis">Remove Influence Button</text:span>: Opens dialog to delete existing relationships</text:p>
        </text:list-item>
      </text:list>
      <text:h text:style-name="Heading_20_3" text:outline-level="3">Graph Display Area</text:h>
      <text:list text:style-name="L10">
        <text:list-item>
          <text:p text:style-name="P13"><text:span text:style-name="Strong_20_Emphasis">Nodes</text:span>: Represent individual artists</text:p>
        </text:list-item>
        <text:list-item>
          <text:p text:style-name="P13"><text:span text:style-name="Strong_20_Emphasis">Edges</text:span>: Represent influence relationships</text:p>
        </text:list-item>
        <text:list-item>
          <text:p text:style-name="P13"><text:span text:style-name="Strong_20_Emphasis">Arrows</text:span>: Indicate direction of influence (placed at midpoint of edges)</text:p>
        </text:list-item>
      </text:list>
      <text:h text:style-name="Heading_20_2" text:outline-level="2">How to Use</text:h>
      <text:h text:style-name="Heading_20_3" text:outline-level="3">1. <text:span text:style-name="Strong_20_Emphasis">Viewing the Graph</text:span></text:h>
      <text:list text:style-name="L11">
        <text:list-item>
          <text:p text:style-name="P14">The graph automatically loads when you open the view</text:p>
        </text:list-item>
        <text:list-item>
          <text:p text:style-name="P14">Artists with more influence connections appear larger</text:p>
        </text:list-item>
        <text:list-item>
          <text:p text:style-name="P14">Closely connected artists form visible clusters</text:p>
        </text:list-item>
        <text:list-item>
          <text:p text:style-name="P14">Use pan and zoom to explore different areas</text:p>
        </text:list-item>
      </text:list>
      <text:h text:style-name="Heading_20_3" text:outline-level="3">2. <text:span text:style-name="Strong_20_Emphasis">Adding New Influences</text:span></text:h>
      <text:list text:style-name="L12">
        <text:list-item>
          <text:p text:style-name="P15">Click <text:span text:style-name="Strong_20_Emphasis">"Add Influence"</text:span> button</text:p>
        </text:list-item>
        <text:list-item>
          <text:p text:style-name="P15">Select or create artists in the dialog</text:p>
        </text:list-item>
        <text:list-item>
          <text:p text:style-name="P15">Specify who influenced whom</text:p>
        </text:list-item>
        <text:list-item>
          <text:p text:style-name="P15">The graph updates incrementally without full refresh</text:p>
        </text:list-item>
      </text:list>
      <text:h text:style-name="Heading_20_3" text:outline-level="3">3. <text:span text:style-name="Strong_20_Emphasis">Removing Influences</text:span></text:h>
      <text:list text:style-name="L13">
        <text:list-item>
          <text:p text:style-name="P16">Click <text:span text:style-name="Strong_20_Emphasis">"Remove Influence"</text:span> button</text:p>
        </text:list-item>
        <text:list-item>
          <text:p text:style-name="P16">Select a relationship from the list</text:p>
        </text:list-item>
        <text:list-item>
          <text:p text:style-name="P16">Confirm removal</text:p>
        </text:list-item>
        <text:list-item>
          <text:p text:style-name="P16">Graph refreshes to show updated relationships</text:p>
        </text:list-item>
      </text:list>
      <text:h text:style-name="Heading_20_3" text:outline-level="3">4. <text:span text:style-name="Strong_20_Emphasis">Understanding the Layout</text:span></text:h>
      <text:list text:style-name="L14">
        <text:list-item>
          <text:p text:style-name="P17"><text:span text:style-name="Strong_20_Emphasis">Tight Clusters</text:span>: Artists with strong mutual connections</text:p>
        </text:list-item>
        <text:list-item>
          <text:p text:style-name="P17"><text:span text:style-name="Strong_20_Emphasis">Central Nodes</text:span>: Highly connected/influential artists</text:p>
        </text:list-item>
        <text:list-item>
          <text:p text:style-name="P17"><text:span text:style-name="Strong_20_Emphasis">Peripheral Nodes</text:span>: Less connected artists</text:p>
        </text:list-item>
        <text:list-item>
          <text:p text:style-name="P17"><text:span text:style-name="Strong_20_Emphasis">Long Edges</text:span>: Less direct/strong influence relationships</text:p>
        </text:list-item>
      </text:list>
      <text:h text:style-name="Heading_20_2" text:outline-level="2"><text:soft-page-break/>Interpretation Guide</text:h>
      <text:h text:style-name="Heading_20_3" text:outline-level="3">Node Size</text:h>
      <text:list text:style-name="L15">
        <text:list-item>
          <text:p text:style-name="P18"><text:span text:style-name="Strong_20_Emphasis">Large Nodes</text:span>: Artists who influenced many others (high descendant count)</text:p>
        </text:list-item>
        <text:list-item>
          <text:p text:style-name="P18"><text:span text:style-name="Strong_20_Emphasis">Small Nodes</text:span>: Artists with fewer direct influences</text:p>
        </text:list-item>
      </text:list>
      <text:h text:style-name="Heading_20_3" text:outline-level="3">Node Positioning</text:h>
      <text:list text:style-name="L16">
        <text:list-item>
          <text:p text:style-name="P19"><text:span text:style-name="Strong_20_Emphasis">Center of Clusters</text:span>: Key influencers within communities</text:p>
        </text:list-item>
        <text:list-item>
          <text:p text:style-name="P19"><text:span text:style-name="Strong_20_Emphasis">Between Clusters</text:span>: Artists bridging different communities</text:p>
        </text:list-item>
        <text:list-item>
          <text:p text:style-name="P19"><text:span text:style-name="Strong_20_Emphasis">Isolated Nodes</text:span>: Artists with unique or limited connections</text:p>
        </text:list-item>
      </text:list>
      <text:h text:style-name="Heading_20_3" text:outline-level="3">Edge Meaning</text:h>
      <text:list text:style-name="L17">
        <text:list-item>
          <text:p text:style-name="P20"><text:span text:style-name="Strong_20_Emphasis">Thick/Short Edges</text:span>: Strong/direct influence relationships</text:p>
        </text:list-item>
        <text:list-item>
          <text:p text:style-name="P20"><text:span text:style-name="Strong_20_Emphasis">Thin/Long Edges</text:span>: Weaker/indirect relationships</text:p>
        </text:list-item>
        <text:list-item>
          <text:p text:style-name="P20"><text:span text:style-name="Strong_20_Emphasis">Arrow Position</text:span>: Always at midpoint, not necessarily near target</text:p>
        </text:list-item>
      </text:list>
      <text:h text:style-name="Heading_20_3" text:outline-level="3">Community Colors</text:h>
      <text:list text:style-name="L18">
        <text:list-item>
          <text:p text:style-name="P21">Same color indicates artists in the same detected community</text:p>
        </text:list-item>
        <text:list-item>
          <text:p text:style-name="P21">Different colors represent distinct artistic circles or movements</text:p>
        </text:list-item>
      </text:list>
      <text:h text:style-name="Heading_20_2" text:outline-level="2">Tips for Best Experience</text:h>
      <text:list text:style-name="L19">
        <text:list-item>
          <text:p text:style-name="P22"><text:span text:style-name="Strong_20_Emphasis">Let Graph Settle</text:span>: Allow a few seconds for the force layout to stabilize</text:p>
        </text:list-item>
        <text:list-item>
          <text:p text:style-name="P22"><text:span text:style-name="Strong_20_Emphasis">Zoom for Detail</text:span>: Zoom in to see artist names clearly</text:p>
        </text:list-item>
        <text:list-item>
          <text:p text:style-name="P22"><text:span text:style-name="Strong_20_Emphasis">Pan to Explore</text:span>: The canvas is infinite - don't hesitate to move around</text:p>
        </text:list-item>
        <text:list-item>
          <text:p text:style-name="P22"><text:span text:style-name="Strong_20_Emphasis">Refresh After Major Changes</text:span>: Use refresh if the layout becomes unclear</text:p>
        </text:list-item>
        <text:list-item>
          <text:p text:style-name="P22"><text:span text:style-name="Strong_20_Emphasis">Check Logs</text:span>: Technical details and warnings appear in the application logs</text:p>
        </text:list-item>
      </text:list>
      <text:h text:style-name="Heading_20_2" text:outline-level="2">Technical Notes</text:h>
      <text:h text:style-name="Heading_20_3" text:outline-level="3">Data Requirements</text:h>
      <text:list text:style-name="L20">
        <text:list-item>
          <text:p text:style-name="P23">Requires at least one influence relationship to display</text:p>
        </text:list-item>
        <text:list-item>
          <text:p text:style-name="P23">Only shows artists involved in influence relationships</text:p>
        </text:list-item>
        <text:list-item>
          <text:p text:style-name="P23">Automatically excludes isolated artists (no connections)</text:p>
        </text:list-item>
      </text:list>
      <text:h text:style-name="Heading_20_3" text:outline-level="3">Performance</text:h>
      <text:list text:style-name="L21">
        <text:list-item>
          <text:p text:style-name="P24">Optimized for up to hundreds of nodes</text:p>
        </text:list-item>
        <text:list-item>
          <text:p text:style-name="P24"><text:soft-page-break/>Force layout stops automatically when stable</text:p>
        </text:list-item>
        <text:list-item>
          <text:p text:style-name="P24">Incremental updates minimize computation for small changes</text:p>
        </text:list-item>
      </text:list>
      <text:h text:style-name="Heading_20_3" text:outline-level="3">Algorithms Used</text:h>
      <text:list text:style-name="L22">
        <text:list-item>
          <text:p text:style-name="P25"><text:span text:style-name="Strong_20_Emphasis">ForceAtlas2-inspired layout</text:span>: For node positioning</text:p>
        </text:list-item>
        <text:list-item>
          <text:p text:style-name="P25"><text:span text:style-name="Strong_20_Emphasis">Louvain Community Detection</text:span>: For grouping similar artists</text:p>
        </text:list-item>
        <text:list-item>
          <text:p text:style-name="P25"><text:span text:style-name="Strong_20_Emphasis">PageRank Decay</text:span>: For influence scoring</text:p>
        </text:list-item>
        <text:list-item>
          <text:p text:style-name="P25"><text:span text:style-name="Strong_20_Emphasis">Descendant Counting</text:span>: For node sizing</text:p>
        </text:list-item>
      </text:list>
      <text:h text:style-name="Heading_20_2" text:outline-level="2">Troubleshooting</text:h>
      <text:h text:style-name="Heading_20_3" text:outline-level="3">Common Issues</text:h>
      <text:list text:style-name="L23">
        <text:list-item>
          <text:p text:style-name="P26"><text:span text:style-name="Strong_20_Emphasis">No Graph Displayed</text:span></text:p>
          <text:list>
            <text:list-item>
              <text:p text:style-name="P26">Check if influence relationships exist in database</text:p>
            </text:list-item>
            <text:list-item>
              <text:p text:style-name="P26">Verify database connection</text:p>
            </text:list-item>
            <text:list-item>
              <text:p text:style-name="P26">Click "Refresh Graph"</text:p>
            </text:list-item>
          </text:list>
        </text:list-item>
        <text:list-item>
          <text:p text:style-name="P26"><text:span text:style-name="Strong_20_Emphasis">Graph Not Stabilizing</text:span></text:p>
          <text:list>
            <text:list-item>
              <text:p text:style-name="P26">Wait a few more seconds</text:p>
            </text:list-item>
            <text:list-item>
              <text:p text:style-name="P26">Click "Refresh Graph" to restart layout</text:p>
            </text:list-item>
            <text:list-item>
              <text:p text:style-name="P26">Check console for errors</text:p>
            </text:list-item>
          </text:list>
        </text:list-item>
        <text:list-item>
          <text:p text:style-name="P26"><text:span text:style-name="Strong_20_Emphasis">Names Not Visible</text:span></text:p>
          <text:list>
            <text:list-item>
              <text:p text:style-name="P26">Zoom in closer</text:p>
            </text:list-item>
            <text:list-item>
              <text:p text:style-name="P26">Check if artist names are in database</text:p>
            </text:list-item>
          </text:list>
        </text:list-item>
        <text:list-item>
          <text:p text:style-name="P26"><text:span text:style-name="Strong_20_Emphasis">Missing Relationships</text:span></text:p>
          <text:list>
            <text:list-item>
              <text:p text:style-name="P26">Verify relationships were saved to database</text:p>
            </text:list-item>
            <text:list-item>
              <text:p text:style-name="P26">Use "Refresh Graph" to reload all data</text:p>
            </text:list-item>
          </text:list>
        </text:list-item>
      </text:list>
      <text:h text:style-name="Heading_20_3" text:outline-level="3">Error Messages</text:h>
      <text:list text:style-name="L24">
        <text:list-item>
          <text:p text:style-name="P27"><text:span text:style-name="Strong_20_Emphasis">"No artists with influence relationships found"</text:span>: Add some relationships first</text:p>
        </text:list-item>
        <text:list-item>
          <text:p text:style-name="P27"><text:span text:style-name="Strong_20_Emphasis">"Failed to display global graph"</text:span>: Check logs for detailed error</text:p>
        </text:list-item>
        <text:list-item>
          <text:p text:style-name="P27"><text:span text:style-name="Strong_20_Emphasis">"Partial Error"</text:span>: Some but not all updates applied; refresh to sync</text:p>
        </text:list-item>
      </text:list>
      <text:h text:style-name="Heading_20_2" text:outline-level="2"><text:soft-page-break/>Advanced Features</text:h>
      <text:h text:style-name="Heading_20_3" text:outline-level="3">Community Detection</text:h>
      <text:list text:style-name="L25">
        <text:list-item>
          <text:p text:style-name="P28">Automatically groups artists based on connection patterns</text:p>
        </text:list-item>
        <text:list-item>
          <text:p text:style-name="P28">Useful for identifying artistic movements or schools</text:p>
        </text:list-item>
      </text:list>
      <text:h text:style-name="Heading_20_3" text:outline-level="3">Influence Scoring</text:h>
      <text:list text:style-name="L26">
        <text:list-item>
          <text:p text:style-name="P29">Combines direct descendant count with PageRank algorithm</text:p>
        </text:list-item>
        <text:list-item>
          <text:p text:style-name="P29">Accounts for both quantity and quality of influence</text:p>
        </text:list-item>
      </text:list>
      <text:h text:style-name="Heading_20_3" text:outline-level="3">Dynamic Updates</text:h>
      <text:list text:style-name="L27">
        <text:list-item>
          <text:p text:style-name="P30">New artists added incrementally</text:p>
        </text:list-item>
        <text:list-item>
          <text:p text:style-name="P30">Edge updates without full recomputation</text:p>
        </text:list-item>
        <text:list-item>
          <text:p text:style-name="P30">Mass recalibration for force layout</text:p>
        </text:list-item>
      </text:list>
      <text:h text:style-name="Heading_20_2" text:outline-level="2">Best Practices for Data Entry</text:h>
      <text:list text:style-name="L28">
        <text:list-item>
          <text:p text:style-name="P31"><text:span text:style-name="Strong_20_Emphasis">Complete Relationships</text:span>: Enter both sides of influence when known</text:p>
        </text:list-item>
        <text:list-item>
          <text:p text:style-name="P31"><text:span text:style-name="Strong_20_Emphasis">Verify Names</text:span>: Ensure artist names are consistent</text:p>
        </text:list-item>
        <text:list-item>
          <text:p text:style-name="P31"><text:span text:style-name="Strong_20_Emphasis">Start Small</text:span>: Begin with key relationships, then expand</text:p>
        </text:list-item>
        <text:list-item>
          <text:p text:style-name="P31"><text:span text:style-name="Strong_20_Emphasis">Regular Maintenance</text:span>: Remove outdated or incorrect relationships</text:p>
        </text:list-item>
      </text:list>
      <text:h text:style-name="Heading_20_2" text:outline-level="2">Support</text:h>
      <text:p text:style-name="Text_20_body">For persistent issues:</text:p>
      <text:list text:style-name="L29">
        <text:list-item>
          <text:p text:style-name="P32">Check the application logs</text:p>
        </text:list-item>
        <text:list-item>
          <text:p text:style-name="P32">Verify database integrity</text:p>
        </text:list-item>
        <text:list-item>
          <text:p text:style-name="P32">Contact system administrator</text:p>
        </text:list-item>
        <text:list-item>
          <text:p text:style-name="P32">Report bugs with specific reproduction steps</text:p>
        </text:list-item>
      </text:list>
      <text:p text:style-name="Horizontal_20_Line"/>
      <text:p text:style-name="Text_20_body"><text:span text:style-name="Emphasis">Note: This guide assumes standard installation and configuration. Some features may vary based on specific implementation.</text:span></text:p>
      <text:p text:style-name="Text_20_body"/>
      <text:list text:style-name="L30">
        <text:list-item>
          <text:p text:style-name="P33">Edit all editable track fields</text:p>
        </text:list-item>
        <text:list-item>
          <text:p text:style-name="P33">Modify artist roles, genres, and place associations</text:p>
        </text:list-item>
        <text:list-item>
          <text:p text:style-name="P33">Save changes to update the database</text:p>
        </text:list-item>
      </text:list>
      <text:h text:style-name="Heading_20_3" text:outline-level="3"><text:soft-page-break/>Multi-Track Edit:</text:h>
      <text:list text:style-name="L31">
        <text:list-item>
          <text:p text:style-name="P34">Edit common fields across multiple tracks simultaneously</text:p>
        </text:list-item>
        <text:list-item>
          <text:p text:style-name="P34">Only fields marked as "multiple-editable" are available</text:p>
        </text:list-item>
        <text:list-item>
          <text:p text:style-name="P34">Useful for batch updates (e.g., changing genre for multiple tracks)</text:p>
        </text:list-item>
      </text:list>
      <text:h text:style-name="Heading_20_2" text:outline-level="2">Delete Functionality</text:h>
      <text:p text:style-name="Text_20_body">Press <text:span text:style-name="Strong_20_Emphasis">Delete key</text:span> or use context menu to delete tracks:</text:p>
      <text:h text:style-name="Heading_20_3" text:outline-level="3">Two Delete Options:</text:h>
      <text:list text:style-name="L32">
        <text:list-item>
          <text:p text:style-name="P35"><text:span text:style-name="Strong_20_Emphasis">Delete from database only</text:span>: Keeps audio files on disk</text:p>
        </text:list-item>
        <text:list-item>
          <text:p text:style-name="P35"><text:span text:style-name="Strong_20_Emphasis">Delete from disk and database</text:span>: Permanently removes files</text:p>
        </text:list-item>
      </text:list>
      <text:h text:style-name="Heading_20_3" text:outline-level="3">Safety Features:</text:h>
      <text:list text:style-name="L33">
        <text:list-item>
          <text:p text:style-name="P36">Confirmation dialog before any deletion</text:p>
        </text:list-item>
        <text:list-item>
          <text:p text:style-name="P36">Additional warning for permanent file deletion</text:p>
        </text:list-item>
      </text:list>
      <text:h text:style-name="Heading_20_2" text:outline-level="2">Keyboard Shortcuts</text:h>
      <text:list text:style-name="L34">
        <text:list-item>
          <text:p text:style-name="P37"><text:span text:style-name="Strong_20_Emphasis">Delete</text:span>: Delete selected track(s)</text:p>
        </text:list-item>
        <text:list-item>
          <text:p text:style-name="P37"><text:span text:style-name="Strong_20_Emphasis">Double-click</text:span>: Play selected track</text:p>
        </text:list-item>
        <text:list-item>
          <text:p text:style-name="P37"><text:span text:style-name="Strong_20_Emphasis">Arrow Keys</text:span>: Navigate between tracks</text:p>
        </text:list-item>
        <text:list-item>
          <text:p text:style-name="P37"><text:span text:style-name="Strong_20_Emphasis">Ctrl+A</text:span>: Select all tracks (when table has focus)</text:p>
        </text:list-item>
      </text:list>
      <text:h text:style-name="P2" text:outline-level="1">Places <text:span text:style-name="T1">View</text:span></text:h>
      <text:h text:style-name="Heading_20_2" text:outline-level="2">Overview</text:h>
      <text:p text:style-name="Text_20_body">The Places Manager is a dual-view interface for managing geographic locations linked to your music library. It allows you to visualize places on an interactive map and organize them in a hierarchical list view.</text:p>
      <text:h text:style-name="Heading_20_2" text:outline-level="2">Key Features</text:h>
      <text:h text:style-name="Heading_20_3" text:outline-level="3">1. <text:span text:style-name="Strong_20_Emphasis">Dual View Interface</text:span></text:h>
      <text:list text:style-name="L35">
        <text:list-item>
          <text:p text:style-name="P38"><text:span text:style-name="Strong_20_Emphasis">Map View</text:span>: Interactive map with color-coded markers based on place types</text:p>
        </text:list-item>
        <text:list-item>
          <text:p text:style-name="P38"><text:span text:style-name="Strong_20_Emphasis">List View</text:span>: Hierarchical tree view for organizing places with parent-child relationships</text:p>
        </text:list-item>
      </text:list>
      <text:h text:style-name="Heading_20_3" text:outline-level="3"><text:soft-page-break/>2. <text:span text:style-name="Strong_20_Emphasis">Place Types</text:span></text:h>
      <text:p text:style-name="Text_20_body">Places are categorized by type with automatic color coding:</text:p>
      <text:list text:style-name="L36">
        <text:list-item>
          <text:p text:style-name="P39"><text:span text:style-name="Strong_20_Emphasis">Country</text:span> (Green), <text:span text:style-name="Strong_20_Emphasis">State</text:span> (Orange), <text:span text:style-name="Strong_20_Emphasis">County</text:span> (Yellow), <text:span text:style-name="Strong_20_Emphasis">City</text:span> (Blue)</text:p>
        </text:list-item>
        <text:list-item>
          <text:p text:style-name="P39"><text:span text:style-name="Strong_20_Emphasis">District</text:span> (Purple), <text:span text:style-name="Strong_20_Emphasis">Building</text:span> (Gray), <text:span text:style-name="Strong_20_Emphasis">Room</text:span> (Teal)</text:p>
        </text:list-item>
        <text:list-item>
          <text:p text:style-name="P39"><text:span text:style-name="Strong_20_Emphasis">Point of Interest</text:span> (Red)</text:p>
        </text:list-item>
        <text:list-item>
          <text:p text:style-name="P39">Custom types receive automatically generated colors</text:p>
        </text:list-item>
      </text:list>
      <text:h text:style-name="Heading_20_2" text:outline-level="2">Getting Started</text:h>
      <text:h text:style-name="Heading_20_3" text:outline-level="3">Accessing the Places Manager</text:h>
      <text:list text:style-name="L37">
        <text:list-item>
          <text:p text:style-name="P40">Navigate to the Places section in your application</text:p>
        </text:list-item>
        <text:list-item>
          <text:p text:style-name="P40">The Places Manager window will open with the Map View by default</text:p>
        </text:list-item>
      </text:list>
      <text:h text:style-name="Heading_20_3" text:outline-level="3">Switching Between Views</text:h>
      <text:list text:style-name="L38">
        <text:list-item>
          <text:p text:style-name="P41">Click <text:span text:style-name="Strong_20_Emphasis">"Map View"</text:span> to see places on an interactive map</text:p>
        </text:list-item>
        <text:list-item>
          <text:p text:style-name="P41">Click <text:span text:style-name="Strong_20_Emphasis">"List View"</text:span> to see places in a hierarchical list</text:p>
        </text:list-item>
        <text:list-item>
          <text:p text:style-name="P41">The active view button will be disabled (grayed out)</text:p>
        </text:list-item>
      </text:list>
      <text:h text:style-name="Heading_20_2" text:outline-level="2">Using Map View</text:h>
      <text:h text:style-name="Heading_20_3" text:outline-level="3">1. <text:span text:style-name="Strong_20_Emphasis">Viewing Places on the Map</text:span></text:h>
      <text:list text:style-name="L39">
        <text:list-item>
          <text:p text:style-name="P42">Places with valid coordinates appear as colored markers</text:p>
        </text:list-item>
        <text:list-item>
          <text:p text:style-name="P42">Click any marker to see place details</text:p>
        </text:list-item>
        <text:list-item>
          <text:p text:style-name="P42">The map automatically zooms to show all visible places</text:p>
        </text:list-item>
      </text:list>
      <text:h text:style-name="Heading_20_3" text:outline-level="3">2. <text:span text:style-name="Strong_20_Emphasis">Filtering by Place Type</text:span></text:h>
      <text:list text:style-name="L40">
        <text:list-item>
          <text:p text:style-name="P43">Click <text:span text:style-name="Strong_20_Emphasis">"Show Filters"</text:span> to reveal the filter panel</text:p>
        </text:list-item>
        <text:list-item>
          <text:p text:style-name="P43">Use the multi-select dropdown to choose which place types to display</text:p>
        </text:list-item>
        <text:list-item>
          <text:p text:style-name="P43">Selected types will immediately appear on the map</text:p>
        </text:list-item>
        <text:list-item>
          <text:p text:style-name="P43">Click <text:span text:style-name="Strong_20_Emphasis">"Hide Filters"</text:span> to collapse the panel</text:p>
        </text:list-item>
        <text:list-item>
          <text:p text:style-name="P43">Use <text:span text:style-name="Strong_20_Emphasis">"Refresh Types"</text:span> to update the type list from the database</text:p>
        </text:list-item>
      </text:list>
      <text:h text:style-name="Heading_20_3" text:outline-level="3">3. <text:span text:style-name="Strong_20_Emphasis">Interacting with Map Markers</text:span></text:h>
      <text:list text:style-name="L41">
        <text:list-item>
          <text:p text:style-name="P44"><text:span text:style-name="Strong_20_Emphasis">Hover over marker</text:span>: Shows place name as tooltip</text:p>
        </text:list-item>
        <text:list-item>
          <text:p text:style-name="P44"><text:span text:style-name="Strong_20_Emphasis">Click marker</text:span>: Opens detailed popup with:</text:p>
          <text:list>
            <text:list-item>
              <text:p text:style-name="P44"><text:soft-page-break/>Place name and type</text:p>
            </text:list-item>
            <text:list-item>
              <text:p text:style-name="P44">Coordinates</text:p>
            </text:list-item>
            <text:list-item>
              <text:p text:style-name="P44">Description (truncated if long)</text:p>
            </text:list-item>
            <text:list-item>
              <text:p text:style-name="P44"><text:span text:style-name="Strong_20_Emphasis">"View Associations"</text:span> button</text:p>
            </text:list-item>
          </text:list>
        </text:list-item>
      </text:list>
      <text:h text:style-name="Heading_20_3" text:outline-level="3">4. <text:span text:style-name="Strong_20_Emphasis">Viewing Associations from Map</text:span></text:h>
      <text:list text:style-name="L42">
        <text:list-item>
          <text:p text:style-name="P45">Click any map marker</text:p>
        </text:list-item>
        <text:list-item>
          <text:p text:style-name="P45">In the popup, click <text:span text:style-name="Strong_20_Emphasis">"View Associations"</text:span></text:p>
        </text:list-item>
        <text:list-item>
          <text:p text:style-name="P45">A dialog will show all music tracks and other entities linked to that place</text:p>
        </text:list-item>
      </text:list>
      <text:h text:style-name="Heading_20_2" text:outline-level="2">Using List View</text:h>
      <text:h text:style-name="Heading_20_3" text:outline-level="3">1. <text:span text:style-name="Strong_20_Emphasis">Understanding the Hierarchy</text:span></text:h>
      <text:list text:style-name="L43">
        <text:list-item>
          <text:p text:style-name="P46">Places are displayed in parent-child relationships</text:p>
        </text:list-item>
        <text:list-item>
          <text:p text:style-name="P46">Drag and drop items to change parent-child relationships</text:p>
        </text:list-item>
        <text:list-item>
          <text:p text:style-name="P46">Children are indented under their parents</text:p>
        </text:list-item>
        <text:list-item>
          <text:p text:style-name="P46">Each entry shows:</text:p>
          <text:list>
            <text:list-item>
              <text:p text:style-name="P46">Place name and type</text:p>
            </text:list-item>
            <text:list-item>
              <text:p text:style-name="P46">Number of associations (linked entities)</text:p>
            </text:list-item>
            <text:list-item>
              <text:p text:style-name="P46">Color coding for association status</text:p>
            </text:list-item>
          </text:list>
        </text:list-item>
      </text:list>
      <text:h text:style-name="Heading_20_3" text:outline-level="3">2. <text:span text:style-name="Strong_20_Emphasis">Adding a New Place</text:span></text:h>
      <text:list text:style-name="L44">
        <text:list-item>
          <text:p text:style-name="P47">Click <text:span text:style-name="Strong_20_Emphasis">"Add Place"</text:span> button</text:p>
        </text:list-item>
        <text:list-item>
          <text:p text:style-name="P47">Fill in the place details in the edit dialog</text:p>
        </text:list-item>
        <text:list-item>
          <text:p text:style-name="P47">Click <text:span text:style-name="Strong_20_Emphasis">"Save"</text:span> - the place will appear in both views</text:p>
        </text:list-item>
      </text:list>
      <text:h text:style-name="Heading_20_3" text:outline-level="3">3. <text:span text:style-name="Strong_20_Emphasis">Organizing Places</text:span></text:h>
      <text:list text:style-name="L45">
        <text:list-item>
          <text:p text:style-name="P48"><text:span text:style-name="Strong_20_Emphasis">Drag and Drop</text:span>: Click and drag any place to:</text:p>
          <text:list>
            <text:list-item>
              <text:p text:style-name="P48">Make it a child of another place (drop onto parent)</text:p>
            </text:list-item>
            <text:list-item>
              <text:p text:style-name="P48">Move it to root level (drop onto empty area)</text:p>
            </text:list-item>
            <text:list-item>
              <text:p text:style-name="P48">Reorder siblings</text:p>
            </text:list-item>
          </text:list>
        </text:list-item>
        <text:list-item>
          <text:p text:style-name="P48">Changes are automatically saved to the database</text:p>
        </text:list-item>
      </text:list>
      <text:h text:style-name="Heading_20_3" text:outline-level="3">4. <text:span text:style-name="Strong_20_Emphasis">Context Menu Actions</text:span></text:h>
      <text:p text:style-name="Text_20_body">Right-click any place in the list to access:</text:p>
      <text:list text:style-name="L46">
        <text:list-item>
          <text:p text:style-name="P49"><text:soft-page-break/><text:span text:style-name="Strong_20_Emphasis">View Tracks</text:span>: See all music tracks associated with this place</text:p>
        </text:list-item>
        <text:list-item>
          <text:p text:style-name="P49"><text:span text:style-name="Strong_20_Emphasis">Edit</text:span>: Modify place details (name, type, coordinates, description)</text:p>
        </text:list-item>
        <text:list-item>
          <text:p text:style-name="P49"><text:span text:style-name="Strong_20_Emphasis">Merge</text:span>: Combine this place with another (duplicate removal)</text:p>
        </text:list-item>
        <text:list-item>
          <text:p text:style-name="P49"><text:span text:style-name="Strong_20_Emphasis">Split</text:span>: Create separate places from this one</text:p>
        </text:list-item>
        <text:list-item>
          <text:p text:style-name="P49"><text:span text:style-name="Strong_20_Emphasis">Delete</text:span>: Remove the place (requires confirmation)</text:p>
        </text:list-item>
      </text:list>
      <text:h text:style-name="Heading_20_3" text:outline-level="3">5. <text:span text:style-name="Strong_20_Emphasis">Viewing Details</text:span></text:h>
      <text:list text:style-name="L47">
        <text:list-item>
          <text:p text:style-name="P50"><text:span text:style-name="Strong_20_Emphasis">Hover over any place</text:span>: See detailed tooltip with full information</text:p>
        </text:list-item>
        <text:list-item>
          <text:p text:style-name="P50"><text:span text:style-name="Strong_20_Emphasis">Double-click or use context menu</text:span>: Open detailed view dialog</text:p>
        </text:list-item>
      </text:list>
      <text:h text:style-name="Heading_20_2" text:outline-level="2">Working with Associations</text:h>
      <text:h text:style-name="Heading_20_3" text:outline-level="3">What are Associations?</text:h>
      <text:p text:style-name="Text_20_body">Associations link places to entities in your music library, such as:</text:p>
      <text:list text:style-name="L48">
        <text:list-item>
          <text:p text:style-name="P51"><text:span text:style-name="T1">T</text:span>racks</text:p>
        </text:list-item>
        <text:list-item>
          <text:p text:style-name="P51">Albums</text:p>
        </text:list-item>
        <text:list-item>
          <text:p text:style-name="P51">Artists</text:p>
        </text:list-item>
        <text:list-item>
          <text:p text:style-name="P51">Playlists</text:p>
        </text:list-item>
      </text:list>
      <text:h text:style-name="Heading_20_3" text:outline-level="3">Viewing Associations</text:h>
      <text:p text:style-name="Text_20_body">You can view associations from:</text:p>
      <text:list text:style-name="L49">
        <text:list-item>
          <text:p text:style-name="P52"><text:span text:style-name="Strong_20_Emphasis">Map View</text:span>: Click any marker → "View Associations"</text:p>
        </text:list-item>
        <text:list-item>
          <text:p text:style-name="P52"><text:span text:style-name="Strong_20_Emphasis">List View</text:span>: Right-click any place → "View Tracks"</text:p>
        </text:list-item>
        <text:list-item>
          <text:p text:style-name="P52">Both methods open the same Association Details dialog</text:p>
        </text:list-item>
      </text:list>
      <text:h text:style-name="Heading_20_3" text:outline-level="3">Association Information Displayed</text:h>
      <text:list text:style-name="L50">
        <text:list-item>
          <text:p text:style-name="P53">Total number of associated entities</text:p>
        </text:list-item>
        <text:list-item>
          <text:p text:style-name="P53">Breakdown by entity type</text:p>
        </text:list-item>
        <text:list-item>
          <text:p text:style-name="P53">List of specific tracks/albums/artists</text:p>
        </text:list-item>
        <text:list-item>
          <text:p text:style-name="P53">Options to navigate to associated items</text:p>
        </text:list-item>
      </text:list>
      <text:h text:style-name="Heading_20_2" text:outline-level="2">Advanced Features</text:h>
      <text:h text:style-name="Heading_20_3" text:outline-level="3">1. <text:span text:style-name="Strong_20_Emphasis">Dynamic Type Management</text:span></text:h>
      <text:list text:style-name="L51">
        <text:list-item>
          <text:p text:style-name="P54">New place types are automatically detected</text:p>
        </text:list-item>
        <text:list-item>
          <text:p text:style-name="P54"><text:soft-page-break/>Custom types receive consistent, visually distinct colors</text:p>
        </text:list-item>
        <text:list-item>
          <text:p text:style-name="P54">Type filter updates dynamically as you add new place types</text:p>
        </text:list-item>
      </text:list>
      <text:h text:style-name="Heading_20_3" text:outline-level="3">2. <text:span text:style-name="Strong_20_Emphasis">Persistent Filtering</text:span></text:h>
      <text:list text:style-name="L52">
        <text:list-item>
          <text:p text:style-name="P55">Map type filters are remembered during your session</text:p>
        </text:list-item>
        <text:list-item>
          <text:p text:style-name="P55">Filters apply to both marker display and list view counts</text:p>
        </text:list-item>
        <text:list-item>
          <text:p text:style-name="P55">Empty filter shows all places</text:p>
        </text:list-item>
      </text:list>
      <text:h text:style-name="Heading_20_3" text:outline-level="3">3. <text:span text:style-name="Strong_20_Emphasis">Real-time Updates</text:span></text:h>
      <text:list text:style-name="L53">
        <text:list-item>
          <text:p text:style-name="P56">Changes in one view immediately reflect in the other</text:p>
        </text:list-item>
        <text:list-item>
          <text:p text:style-name="P56">Adding/editing/deleting places updates both views</text:p>
        </text:list-item>
        <text:list-item>
          <text:p text:style-name="P56">Parent-child relationship changes update the hierarchy</text:p>
        </text:list-item>
      </text:list>
      <text:h text:style-name="Heading_20_3" text:outline-level="3">4. <text:span text:style-name="Strong_20_Emphasis">Error Handling</text:span></text:h>
      <text:list text:style-name="L54">
        <text:list-item>
          <text:p text:style-name="P57">Invalid coordinates show fallback message</text:p>
        </text:list-item>
        <text:list-item>
          <text:p text:style-name="P57">Network issues show offline map state</text:p>
        </text:list-item>
        <text:list-item>
          <text:p text:style-name="P57">Database errors provide clear feedback</text:p>
        </text:list-item>
        <text:list-item>
          <text:p text:style-name="P57">Failed operations can be retried</text:p>
        </text:list-item>
      </text:list>
      <text:h text:style-name="P2" text:outline-level="1">Influence <text:span text:style-name="T1">View</text:span></text:h>
      <text:h text:style-name="Heading_20_2" text:outline-level="2">Overview</text:h>
      <text:p text:style-name="Text_20_body">The Influence Graph View is an interactive <text:s/>tool that displays relationships between artists using a force-directed graph layout. It helps users understand influence networks, identify key influencers, and explore connections within the artistic community.</text:p>
      <text:h text:style-name="Heading_20_2" text:outline-level="2">Key Features</text:h>
      <text:h text:style-name="Heading_20_3" text:outline-level="3">1. <text:span text:style-name="Strong_20_Emphasis">Graph Visualization</text:span></text:h>
      <text:list text:style-name="L55">
        <text:list-item>
          <text:p text:style-name="P58"><text:span text:style-name="Strong_20_Emphasis">Force-Directed Layout</text:span>: Nodes automatically arrange themselves based on:</text:p>
          <text:list>
            <text:list-item>
              <text:p text:style-name="P58">Repulsion between nodes (keeps them separated)</text:p>
            </text:list-item>
            <text:list-item>
              <text:p text:style-name="P58">Attraction along edges (pulls connected nodes together)</text:p>
            </text:list-item>
            <text:list-item>
              <text:p text:style-name="P58">Community clustering (groups related artists)</text:p>
            </text:list-item>
          </text:list>
        </text:list-item>
        <text:list-item>
          <text:p text:style-name="P58"><text:span text:style-name="Strong_20_Emphasis">Directional Arrows</text:span>: Shows influence direction (influencer → influenced)</text:p>
        </text:list-item>
        <text:list-item>
          <text:p text:style-name="P58"><text:span text:style-name="Strong_20_Emphasis">Node Sizing</text:span>: Larger nodes represent more influential artists</text:p>
        </text:list-item>
        <text:list-item>
          <text:p text:style-name="P58"><text:soft-page-break/><text:span text:style-name="Strong_20_Emphasis">Color Coding</text:span>: Nodes are grouped by detected communities (Louvain algorithm)</text:p>
        </text:list-item>
      </text:list>
      <text:h text:style-name="Heading_20_3" text:outline-level="3">2. <text:span text:style-name="Strong_20_Emphasis">Navigation Controls</text:span></text:h>
      <text:list text:style-name="L56">
        <text:list-item>
          <text:p text:style-name="P59"><text:span text:style-name="Strong_20_Emphasis">Zoom</text:span>: Use mouse wheel to zoom in/out</text:p>
        </text:list-item>
        <text:list-item>
          <text:p text:style-name="P59"><text:span text:style-name="Strong_20_Emphasis">Pan</text:span>: Click and drag to move around the canvas</text:p>
        </text:list-item>
        <text:list-item>
          <text:p text:style-name="P59"><text:span text:style-name="Strong_20_Emphasis">Infinite Canvas</text:span>: No boundaries - explore freely</text:p>
        </text:list-item>
        <text:list-item>
          <text:p text:style-name="P59"><text:span text:style-name="Strong_20_Emphasis">Auto-Settle</text:span>: Graph automatically stabilizes when movement stops</text:p>
        </text:list-item>
      </text:list>
      <text:h text:style-name="Heading_20_2" text:outline-level="2">Interface Components</text:h>
      <text:h text:style-name="Heading_20_3" text:outline-level="3">Main Controls (Top Section)</text:h>
      <text:list text:style-name="L57">
        <text:list-item>
          <text:p text:style-name="P60"><text:span text:style-name="Strong_20_Emphasis">Refresh Graph Button</text:span>: Recalculates and redraws the entire graph</text:p>
        </text:list-item>
        <text:list-item>
          <text:p text:style-name="P60"><text:span text:style-name="Strong_20_Emphasis">Add Influence Button</text:span>: Opens dialog to create new influence relationships</text:p>
        </text:list-item>
        <text:list-item>
          <text:p text:style-name="P60"><text:span text:style-name="Strong_20_Emphasis">Remove Influence Button</text:span>: Opens dialog to delete existing relationships</text:p>
        </text:list-item>
      </text:list>
      <text:h text:style-name="Heading_20_3" text:outline-level="3">Graph Display Area</text:h>
      <text:list text:style-name="L58">
        <text:list-item>
          <text:p text:style-name="P61"><text:span text:style-name="Strong_20_Emphasis">Nodes</text:span>: Represent individual artists</text:p>
        </text:list-item>
        <text:list-item>
          <text:p text:style-name="P61"><text:span text:style-name="Strong_20_Emphasis">Edges</text:span>: Represent influence relationships</text:p>
        </text:list-item>
        <text:list-item>
          <text:p text:style-name="P61"><text:span text:style-name="Strong_20_Emphasis">Arrows</text:span>: Indicate direction of influence (placed at midpoint of edges)</text:p>
        </text:list-item>
      </text:list>
      <text:h text:style-name="Heading_20_2" text:outline-level="2">How to Use</text:h>
      <text:h text:style-name="Heading_20_3" text:outline-level="3">1. <text:span text:style-name="Strong_20_Emphasis">Viewing the Graph</text:span></text:h>
      <text:list text:style-name="L59">
        <text:list-item>
          <text:p text:style-name="P62">The graph automatically loads when you open the view</text:p>
        </text:list-item>
        <text:list-item>
          <text:p text:style-name="P62">Artists with more influence connections appear larger</text:p>
        </text:list-item>
        <text:list-item>
          <text:p text:style-name="P62">Closely connected artists form visible clusters</text:p>
        </text:list-item>
        <text:list-item>
          <text:p text:style-name="P62">Use pan and zoom to explore different areas</text:p>
        </text:list-item>
      </text:list>
      <text:h text:style-name="Heading_20_3" text:outline-level="3">2. <text:span text:style-name="Strong_20_Emphasis">Adding New Influences</text:span></text:h>
      <text:list text:style-name="L60">
        <text:list-item>
          <text:p text:style-name="P63">Click <text:span text:style-name="Strong_20_Emphasis">"Add Influence"</text:span> button</text:p>
        </text:list-item>
        <text:list-item>
          <text:p text:style-name="P63">Select or create artists in the dialog</text:p>
        </text:list-item>
        <text:list-item>
          <text:p text:style-name="P63">Specify who influenced whom</text:p>
        </text:list-item>
        <text:list-item>
          <text:p text:style-name="P63">The graph updates incrementall<text:span text:style-name="T1">y</text:span></text:p>
        </text:list-item>
      </text:list>
      <text:h text:style-name="Heading_20_3" text:outline-level="3">3. <text:span text:style-name="Strong_20_Emphasis">Removing Influences</text:span></text:h>
      <text:list text:style-name="L61">
        <text:list-item>
          <text:p text:style-name="P64">Click <text:span text:style-name="Strong_20_Emphasis">"Remove Influence"</text:span> button</text:p>
        </text:list-item>
        <text:list-item>
          <text:p text:style-name="P64"><text:soft-page-break/>Select a relationship from the list</text:p>
        </text:list-item>
        <text:list-item>
          <text:p text:style-name="P64">Confirm removal</text:p>
        </text:list-item>
        <text:list-item>
          <text:p text:style-name="P64">Graph refreshes to show updated relationships</text:p>
        </text:list-item>
      </text:list>
      <text:h text:style-name="Heading_20_3" text:outline-level="3">4. <text:span text:style-name="Strong_20_Emphasis">Understanding the Layout</text:span></text:h>
      <text:list text:style-name="L62">
        <text:list-item>
          <text:p text:style-name="P65"><text:span text:style-name="Strong_20_Emphasis">Tight Clusters</text:span>: Artists with strong mutual connections</text:p>
        </text:list-item>
        <text:list-item>
          <text:p text:style-name="P65"><text:span text:style-name="Strong_20_Emphasis">Central Nodes</text:span>: Highly connected/influential artists</text:p>
        </text:list-item>
        <text:list-item>
          <text:p text:style-name="P65"><text:span text:style-name="Strong_20_Emphasis">Peripheral Nodes</text:span>: Less connected artists</text:p>
        </text:list-item>
        <text:list-item>
          <text:p text:style-name="P65"><text:span text:style-name="Strong_20_Emphasis">Long Edges</text:span>: Less direct/strong influence relationships</text:p>
        </text:list-item>
      </text:list>
      <text:h text:style-name="Heading_20_2" text:outline-level="2">Interpretation Guide</text:h>
      <text:h text:style-name="Heading_20_3" text:outline-level="3">Node Size</text:h>
      <text:list text:style-name="L63">
        <text:list-item>
          <text:p text:style-name="P66"><text:span text:style-name="Strong_20_Emphasis">Large Nodes</text:span>: Artists who influenced many others (high descendant count)</text:p>
        </text:list-item>
        <text:list-item>
          <text:p text:style-name="P66"><text:span text:style-name="Strong_20_Emphasis">Small Nodes</text:span>: Artists with fewer direct influences</text:p>
        </text:list-item>
      </text:list>
      <text:h text:style-name="Heading_20_3" text:outline-level="3">Node Positioning</text:h>
      <text:list text:style-name="L64">
        <text:list-item>
          <text:p text:style-name="P67"><text:span text:style-name="Strong_20_Emphasis">Center of Clusters</text:span>: Key influencers within communities</text:p>
        </text:list-item>
        <text:list-item>
          <text:p text:style-name="P67"><text:span text:style-name="Strong_20_Emphasis">Between Clusters</text:span>: Artists bridging different communities</text:p>
        </text:list-item>
        <text:list-item>
          <text:p text:style-name="P67"><text:span text:style-name="Strong_20_Emphasis">Isolated Nodes</text:span>: Artists with unique or limited connections</text:p>
        </text:list-item>
      </text:list>
      <text:h text:style-name="Heading_20_3" text:outline-level="3">Tips for Best Experience</text:h>
      <text:list text:style-name="L65">
        <text:list-item>
          <text:p text:style-name="P68"><text:span text:style-name="Strong_20_Emphasis">Let Graph Settle</text:span>: Allow a few seconds for the force layout to stabilize</text:p>
        </text:list-item>
        <text:list-item>
          <text:p text:style-name="P68"><text:span text:style-name="Strong_20_Emphasis">Zoom for Detail</text:span>: Zoom in to see artist names clearly</text:p>
        </text:list-item>
        <text:list-item>
          <text:p text:style-name="P68"><text:span text:style-name="Strong_20_Emphasis">Pan to Explore</text:span>: The canvas is infinite - don't hesitate to move around</text:p>
        </text:list-item>
        <text:list-item>
          <text:p text:style-name="P68"><text:span text:style-name="Strong_20_Emphasis">Refresh After Major Changes</text:span>: Use refresh if the layout becomes unclear</text:p>
        </text:list-item>
      </text:list>
      <text:h text:style-name="Heading_20_2" text:outline-level="2">Technical Notes</text:h>
      <text:h text:style-name="Heading_20_3" text:outline-level="3">Data Requirements</text:h>
      <text:list text:style-name="L66">
        <text:list-item>
          <text:p text:style-name="P69">Requires at least one influence relationship to display</text:p>
        </text:list-item>
        <text:list-item>
          <text:p text:style-name="P69">Only shows artists involved in influence relationships</text:p>
        </text:list-item>
      </text:list>
      <text:h text:style-name="Heading_20_3" text:outline-level="3">Algorithms Used</text:h>
      <text:list text:style-name="L67">
        <text:list-item>
          <text:p text:style-name="P70"><text:span text:style-name="Strong_20_Emphasis">ForceAtlas2-inspired layout</text:span>: For node positioning</text:p>
        </text:list-item>
        <text:list-item>
          <text:p text:style-name="P70"><text:span text:style-name="Strong_20_Emphasis">Louvain Community Detection</text:span>: For grouping similar artists</text:p>
        </text:list-item>
        <text:list-item>
          <text:p text:style-name="P70"><text:soft-page-break/><text:span text:style-name="Strong_20_Emphasis">PageRank Decay</text:span>: For influence scoring</text:p>
        </text:list-item>
        <text:list-item>
          <text:p text:style-name="P70"><text:span text:style-name="Strong_20_Emphasis">Descendant Counting</text:span>: For node sizing</text:p>
        </text:list-item>
      </text:list>
      <text:h text:style-name="Heading_20_2" text:outline-level="2">Advanced Features</text:h>
      <text:h text:style-name="Heading_20_3" text:outline-level="3">Community Detection</text:h>
      <text:list text:style-name="L68">
        <text:list-item>
          <text:p text:style-name="P71">Automatically groups artists based on connection patterns</text:p>
        </text:list-item>
        <text:list-item>
          <text:p text:style-name="P71">Useful for identifying artistic movements or schools</text:p>
        </text:list-item>
      </text:list>
      <text:h text:style-name="Heading_20_3" text:outline-level="3">Influence Scoring</text:h>
      <text:list text:style-name="L69">
        <text:list-item>
          <text:p text:style-name="P72">Combines direct descendant count with PageRank algorithm</text:p>
        </text:list-item>
        <text:list-item>
          <text:p text:style-name="P72">Accounts for both quantity and quality of influence</text:p>
        </text:list-item>
      </text:list>
      <text:h text:style-name="Heading_20_3" text:outline-level="3">Dynamic Updates</text:h>
      <text:list text:style-name="L70">
        <text:list-item>
          <text:p text:style-name="P73">New artists added incrementally</text:p>
        </text:list-item>
        <text:list-item>
          <text:p text:style-name="P73">Edge updates without full recomputation</text:p>
        </text:list-item>
        <text:list-item>
          <text:p text:style-name="P73">Mass recalibration for force layou<text:span text:style-name="T1">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8599ea" loext:opacity="100%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color="#99ea85" loext:opacity="100%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color="#8599ea" loext:opacity="100%"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color="#ea8599" loext:opacity="100%"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99ea85" loext:opacity="100%"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aa8e2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0b0c1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b0c10" draw:opacity="100%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b0c1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13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0:51:48.124035359</meta:creation-date>
    <meta:generator>LibreOffice/24.2.7.2$Linux_X86_64 LibreOffice_project/420$Build-2</meta:generator>
    <dc:date>2026-02-06T09:12:42.633092111</dc:date>
    <meta:editing-duration>P5DT21H27M27S</meta:editing-duration>
    <meta:editing-cycles>8</meta:editing-cycles>
    <meta:document-statistic meta:table-count="0" meta:image-count="0" meta:object-count="0" meta:page-count="14" meta:paragraph-count="363" meta:word-count="2432" meta:character-count="15325" meta:non-whitespace-character-count="13505"/>
  </office:meta>
</office:document-meta>
</file>